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6436" officeooo:paragraph-rsid="00106436"/>
    </style:style>
    <style:style style:name="P2" style:family="paragraph" style:parent-style-name="Standard">
      <style:text-properties officeooo:rsid="0010b8bd" officeooo:paragraph-rsid="0010b8bd"/>
    </style:style>
    <style:style style:name="P3" style:family="paragraph" style:parent-style-name="Standard">
      <style:text-properties officeooo:rsid="0010d8c1" officeooo:paragraph-rsid="0010d8c1"/>
    </style:style>
    <style:style style:name="P4" style:family="paragraph" style:parent-style-name="Standard">
      <style:paragraph-properties fo:text-align="center" style:justify-single-word="false"/>
      <style:text-properties fo:color="#800000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officeooo:rsid="0015c498" officeooo:paragraph-rsid="0015c498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15c498" officeooo:paragraph-rsid="0015c498" style:font-style-asian="italic" style:font-style-complex="italic"/>
    </style:style>
    <style:style style:name="P7" style:family="paragraph" style:parent-style-name="Standard">
      <style:text-properties fo:font-size="11pt" officeooo:rsid="00106436" officeooo:paragraph-rsid="00106436" style:font-size-asian="11pt" style:font-size-complex="11pt"/>
    </style:style>
    <style:style style:name="P8" style:family="paragraph" style:parent-style-name="Standard">
      <style:text-properties fo:font-size="11pt" officeooo:rsid="0010b8bd" officeooo:paragraph-rsid="0010b8bd" style:font-size-asian="11pt" style:font-size-complex="11pt"/>
    </style:style>
    <style:style style:name="P9" style:family="paragraph" style:parent-style-name="Standard">
      <style:text-properties officeooo:rsid="0013d77c" officeooo:paragraph-rsid="0011c75d"/>
    </style:style>
    <style:style style:name="P10" style:family="paragraph" style:parent-style-name="Standard">
      <style:text-properties fo:font-style="italic" style:text-underline-style="none" officeooo:rsid="00180a54" officeooo:paragraph-rsid="00180a54" style:font-style-asian="italic" style:font-style-complex="italic"/>
    </style:style>
    <style:style style:name="P11" style:family="paragraph" style:parent-style-name="Standard">
      <style:text-properties fo:font-size="11pt" officeooo:rsid="00106436" officeooo:paragraph-rsid="00180a54" style:font-size-asian="11pt" style:font-size-complex="11pt"/>
    </style:style>
    <style:style style:name="P12" style:family="paragraph" style:parent-style-name="Standard">
      <style:text-properties fo:font-size="11pt" officeooo:rsid="0010b8bd" officeooo:paragraph-rsid="00180a54" style:font-size-asian="11pt" style:font-size-complex="11pt"/>
    </style:style>
    <style:style style:name="P13" style:family="paragraph" style:parent-style-name="Standard">
      <style:text-properties fo:font-size="11pt" officeooo:rsid="00180a54" officeooo:paragraph-rsid="00180a54" style:font-size-asian="11pt" style:font-size-complex="11pt"/>
    </style:style>
    <style:style style:name="P14" style:family="paragraph" style:parent-style-name="Standard">
      <style:text-properties fo:font-size="11pt" fo:font-style="normal" fo:font-weight="bold" officeooo:rsid="00106436" officeooo:paragraph-rsid="00106436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weight="bold" officeooo:rsid="00106436" officeooo:paragraph-rsid="00106436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06436" officeooo:paragraph-rsid="00180a5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180a54" officeooo:paragraph-rsid="00180a54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1935c5" officeooo:paragraph-rsid="001935c5" style:font-size-asian="11pt" style:font-weight-asian="bold" style:font-size-complex="11pt" style:font-weight-complex="bold"/>
    </style:style>
    <style:style style:name="T1" style:family="text">
      <style:text-properties officeooo:rsid="00180a54"/>
    </style:style>
    <style:style style:name="T2" style:family="text">
      <style:text-properties officeooo:rsid="00193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éveloppement mobile</text:p>
      <text:p text:style-name="P10">Contact :</text:p>
      <text:p text:style-name="P5"/>
      <text:p text:style-name="P5">e-mail de willians rodulfo :</text:p>
      <text:p text:style-name="P1"><text:a xlink:type="simple" xlink:href="mailto:willians.rodulfo@sistema-strategy.com" text:style-name="Internet_20_link" text:visited-style-name="Visited_20_Internet_20_Link">wilians.rodulfo@sistema-strategy.com</text:a></text:p>
      <text:p text:style-name="P1"/>
      <text:p text:style-name="P6">1)définition <text:span text:style-name="T2">et concept</text:span>:</text:p>
      <text:p text:style-name="P1"/>
      <text:p text:style-name="P14">a<text:span text:style-name="T1">)</text:span>Application mobile :</text:p>
      <text:p text:style-name="P7">Un logiciel applicatif développer pour un système mobile.</text:p>
      <text:p text:style-name="P7"/>
      <text:p text:style-name="P15"><text:span text:style-name="T1">b)</text:span>Différents types d’application<text:span text:style-name="T2">s</text:span> :</text:p>
      <text:p text:style-name="P7"><text:tab/>-app native</text:p>
      <text:p text:style-name="P7"><text:tab/>-app web</text:p>
      <text:p text:style-name="P7"><text:tab/>-app hybride</text:p>
      <text:p text:style-name="P7"/>
      <text:p text:style-name="P16"><text:span text:style-name="T1">c)Exemple de langage utilisé par type d’OS :</text:span></text:p>
      <text:p text:style-name="P11">apple :</text:p>
      <text:p text:style-name="P11"><text:tab/>Objective-c</text:p>
      <text:p text:style-name="P11">microsoft:</text:p>
      <text:p text:style-name="P11"><text:tab/>C#</text:p>
      <text:p text:style-name="P11">android :</text:p>
      <text:p text:style-name="P11"><text:tab/>JAVA</text:p>
      <text:p text:style-name="P13"/>
      <text:p text:style-name="P17">d)Petit tour d’horizon des différentes plateformes de développement :</text:p>
      <text:p text:style-name="P8">-APP web :</text:p>
      <text:p text:style-name="P12"><text:tab/>-Como</text:p>
      <text:p text:style-name="P12"><text:tab/>-Knack<text:span text:style-name="T1">(</text:span>développer des simples web app<text:span text:style-name="T1">)</text:span></text:p>
      <text:p text:style-name="P8"><text:tab/>-kinvey<text:span text:style-name="T1">(</text:span>la plus difficile techniquement<text:span text:style-name="T1">)</text:span></text:p>
      <text:p text:style-name="P8"/>
      <text:p text:style-name="P8">App hybride :</text:p>
      <text:p text:style-name="P8"><text:tab/>Ionic </text:p>
      <text:p text:style-name="P8"><text:tab/>PhoneGap </text:p>
      <text:p text:style-name="P8"><text:tab/> <text:span text:style-name="T2">i</text:span>unity</text:p>
      <text:p text:style-name="P8"/>
      <text:p text:style-name="P18">e)Les critères de choix d’une applications :</text:p>
      <text:p text:style-name="P8"><text:tab/>-prix</text:p>
      <text:p text:style-name="P8"><text:tab/>-rapidité/flexibilité</text:p>
      <text:p text:style-name="P8"><text:tab/>-ergonomie</text:p>
      <text:p text:style-name="P8"><text:tab/>-qualité</text:p>
      <text:p text:style-name="P8"><text:tab/>-temps de <text:span text:style-name="T2">développement</text:span></text:p>
      <text:p text:style-name="P8"><text:tab/>-app store/play store</text:p>
      <text:p text:style-name="P8"><text:tab/>-accès <text:span text:style-name="T2">au</text:span> gps,localisation</text:p>
      <text:p text:style-name="P8"/>
      <text:p text:style-name="P18"><text:span text:style-name="T2">f)Objectif d’une a</text:span>pplication mobile :</text:p>
      <text:p text:style-name="P8"/>
      <text:p text:style-name="P8">-Résoudre un problème</text:p>
      <text:p text:style-name="P8">-application simple</text:p>
      <text:p text:style-name="P8">-mesurer</text:p>
      <text:p text:style-name="P8">-stratégie de marketing</text:p>
      <text:p text:style-name="P8">-engagement</text:p>
      <text:p text:style-name="P2"/>
      <text:p text:style-name="P2"/>
      <text:p text:style-name="P3">Documentation :</text:p>
      <text:p text:style-name="P3"/>
      <text:p text:style-name="P3"><text:bookmark-start text:name="__DdeLink__34_1912999015"/><text:a xlink:type="simple" xlink:href="https://developer.android.com/studio/intro/index.html" text:style-name="Internet_20_link" text:visited-style-name="Visited_20_Internet_20_Link">https://developer.android.com/studio/intro/index.html</text:a><text:bookmark-end text:name="__DdeLink__34_1912999015"/></text:p>
      <text:p text:style-name="P3"><text:soft-page-break/>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01:15.381945197</meta:creation-date>
    <dc:date>2017-12-31T14:35:39.821008519</dc:date>
    <meta:editing-duration>PT2H40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116" meta:character-count="910" meta:non-whitespace-character-count="815"/>
  </office:meta>
</office:document-meta>
</file>